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Courier New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odel, Ford Focus Wagon ZTW</text:p>
      <text:p text:style-name="P1">Price, 15999</text:p>
      <text:p text:style-name="P1">OptionSets, 5</text:p>
      <text:p text:style-name="P1">OptionSet ,Color </text:p>
      <text:p text:style-name="P1">Option, Fort Knox Gold Clearcoat Metallic, 0</text:p>
      <text:p text:style-name="P1">Option, Liquid Grey Clearcoat Metallic, 0</text:p>
      <text:p text:style-name="P1">Option, Infra-Red Clearcoat, 0</text:p>
      <text:p text:style-name="P1">Option, Grabber Green Clearcoat Metallic, 0</text:p>
      <text:p text:style-name="P1">Option, Sangria Red Clearcoat Metallic, 0</text:p>
      <text:p text:style-name="P1">Option, French Blue Clearcoat Metallic, 0</text:p>
      <text:p text:style-name="P1">Option, Twilight Blue Clearcoat Metallic, 0</text:p>
      <text:p text:style-name="P1">Option, CD Silver Clearcoat Metallic, 0</text:p>
      <text:p text:style-name="P1">Option, Pitch Black Clearcoat, 0</text:p>
      <text:p text:style-name="P1">Option, Cloud 9 White Clearcoat, 0</text:p>
      <text:p text:style-name="P1">OptionSet, Transmission</text:p>
      <text:p text:style-name="P1">Option, Automatic, 0</text:p>
      <text:p text:style-name="P1">Option, Standard, -815</text:p>
      <text:p text:style-name="P1">OptionSet, Brakes/Traction Control</text:p>
      <text:p text:style-name="P1">Option, Standard, 0</text:p>
      <text:p text:style-name="P1">Option ABS, 400</text:p>
      <text:p text:style-name="P1">Option, ABS with Advance Trac, 1625</text:p>
      <text:p text:style-name="P1">OptionSet, Side Impact Air Bags</text:p>
      <text:p text:style-name="P1">Option, None, 0</text:p>
      <text:p text:style-name="P1">Option, Select, 350</text:p>
      <text:p text:style-name="P1">OptionSet, Power Moonroof</text:p>
      <text:p text:style-name="P1">Option, None, 0</text:p>
      <text:p text:style-name="P1">Option, Select, 59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